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0C3A408E990D9533.png" manifest:media-type="image/png"/>
  <manifest:file-entry manifest:full-path="Pictures/10000201000000800000008053B59241F2C560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2.811cm" svg:height="2.811cm" draw:transform="rotate (0.785223630472249) translate (11.325cm 4.887cm)">
          <draw:image xlink:href="Pictures/10000201000000800000008053B59241F2C56027.png" xlink:type="simple" xlink:show="embed" xlink:actuate="onLoad">
            <text:p/>
          </draw:image>
        </draw:frame>
        <draw:frame draw:style-name="gr1" draw:text-style-name="P1" draw:layer="layout" svg:width="2.811cm" svg:height="2.811cm" draw:transform="rotate (0.785223630472249) translate (15.225cm 9.887cm)">
          <draw:image xlink:href="Pictures/10000201000000800000008053B59241F2C56027.png" xlink:type="simple" xlink:show="embed" xlink:actuate="onLoad">
            <text:p/>
          </draw:image>
        </draw:frame>
        <draw:frame draw:style-name="gr1" draw:text-style-name="P1" draw:layer="layout" svg:width="2.811cm" svg:height="2.811cm" draw:transform="rotate (0.785223630472249) translate (11.326cm 15.812cm)">
          <draw:image xlink:href="Pictures/10000201000000800000008053B59241F2C56027.png" xlink:type="simple" xlink:show="embed" xlink:actuate="onLoad">
            <text:p/>
          </draw:image>
        </draw:frame>
        <draw:frame draw:style-name="gr1" draw:text-style-name="P1" draw:layer="layout" svg:width="5.1cm" svg:height="5.1cm" svg:x="5.5cm" svg:y="7.5cm">
          <draw:image xlink:href="Pictures/1000020100000100000001000C3A408E990D95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1:23:07.351042293</meta:creation-date>
    <dc:date>2019-09-08T11:40:55.708100010</dc:date>
    <meta:editing-duration>PT7M25S</meta:editing-duration>
    <meta:editing-cycles>2</meta:editing-cycles>
    <meta:generator>LibreOffice/5.1.6.2$Linux_X86_64 LibreOffice_project/10m0$Build-2</meta:generator>
    <meta:document-statistic meta:object-count="4"/>
  </office:meta>
</office:document-meta>
</file>